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193ac8"/>
    </style:style>
    <style:style style:name="T3" style:family="text">
      <style:text-properties fo:language="uk" fo:country="UA" officeooo:rsid="00193a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3">Плескомат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6-21T19:55:50.981000000</dc:date>
    <meta:editing-duration>PT4H37M16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4" meta:word-count="12" meta:character-count="121" meta:non-whitespace-character-count="109"/>
  </office:meta>
</office:document-meta>
</file>